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1cm" fo:margin-left="0cm" table:align="left"/>
    </style:style>
    <style:style style:name="Tabelle2.A" style:family="table-column">
      <style:table-column-properties style:column-width="1.376cm"/>
    </style:style>
    <style:style style:name="Tabelle2.B" style:family="table-column">
      <style:table-column-properties style:column-width="5.239cm"/>
    </style:style>
    <style:style style:name="Tabelle2.C" style:family="table-column">
      <style:table-column-properties style:column-width="10.396cm"/>
    </style:style>
    <style:style style:name="Tabelle2.1" style:family="table-row">
      <style:table-row-properties style:min-row-height="3.15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8" style:family="table-row">
      <style:table-row-properties style:min-row-height="2.946cm"/>
    </style:style>
    <style:style style:name="Tabelle2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376c2" officeooo:paragraph-rsid="001376c2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4756d" officeooo:paragraph-rsid="0014756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1f6134" officeooo:paragraph-rsid="001f6134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0fab9" officeooo:paragraph-rsid="0020fab9"/>
    </style:style>
    <style:style style:name="P8" style:family="paragraph" style:parent-style-name="Text_20_body">
      <style:text-properties style:font-name="Arial" officeooo:rsid="0014756d" officeooo:paragraph-rsid="0014756d"/>
    </style:style>
    <style:style style:name="P9" style:family="paragraph" style:parent-style-name="Standard">
      <style:text-properties officeooo:paragraph-rsid="001376c2"/>
    </style:style>
    <style:style style:name="P10" style:family="paragraph" style:parent-style-name="Table_20_Contents" style:list-style-name="L1">
      <style:text-properties style:font-name="Arial" officeooo:rsid="0020fab9" officeooo:paragraph-rsid="0020fab9"/>
    </style:style>
    <style:style style:name="P11" style:family="paragraph" style:parent-style-name="Table_20_Contents" style:list-style-name="L2">
      <style:text-properties style:font-name="Arial" officeooo:rsid="0020fab9" officeooo:paragraph-rsid="0020fab9"/>
    </style:style>
    <style:style style:name="P12" style:family="paragraph" style:parent-style-name="Table_20_Contents" style:list-style-name="L3">
      <style:text-properties style:font-name="Arial" officeooo:rsid="0020fab9" officeooo:paragraph-rsid="0020fab9"/>
    </style:style>
    <style:style style:name="P13" style:family="paragraph" style:parent-style-name="Table_20_Contents" style:list-style-name="L10">
      <style:text-properties style:font-name="Arial" officeooo:rsid="0020fab9" officeooo:paragraph-rsid="0020fab9"/>
    </style:style>
    <style:style style:name="P14" style:family="paragraph" style:parent-style-name="Table_20_Contents" style:list-style-name="L3">
      <style:text-properties style:font-name="Arial" fo:font-style="italic" officeooo:rsid="0020fab9" officeooo:paragraph-rsid="0020fab9" style:font-style-asian="italic" style:font-style-complex="italic"/>
    </style:style>
    <style:style style:name="P15" style:family="paragraph" style:parent-style-name="Table_20_Contents" style:list-style-name="L4">
      <style:text-properties style:font-name="Arial" fo:font-style="italic" officeooo:rsid="0020fab9" officeooo:paragraph-rsid="0020fab9" style:font-style-asian="italic" style:font-style-complex="italic"/>
    </style:style>
    <style:style style:name="P16" style:family="paragraph" style:parent-style-name="Table_20_Contents" style:list-style-name="L4">
      <style:text-properties style:font-name="Arial" fo:font-style="italic" officeooo:rsid="0021db60" officeooo:paragraph-rsid="002887f1" style:font-style-asian="italic" style:font-style-complex="italic"/>
    </style:style>
    <style:style style:name="P17" style:family="paragraph" style:parent-style-name="Table_20_Contents" style:list-style-name="L6">
      <style:text-properties style:font-name="Arial" fo:font-style="italic" officeooo:rsid="0021db60" officeooo:paragraph-rsid="00276c5b" style:font-style-asian="italic" style:font-style-complex="italic"/>
    </style:style>
    <style:style style:name="P18" style:family="paragraph" style:parent-style-name="Table_20_Contents" style:list-style-name="L6">
      <style:text-properties style:font-name="Arial" fo:font-style="italic" officeooo:rsid="0021db60" officeooo:paragraph-rsid="002887f1" style:font-style-asian="italic" style:font-style-complex="italic"/>
    </style:style>
    <style:style style:name="P19" style:family="paragraph" style:parent-style-name="Table_20_Contents" style:list-style-name="L10">
      <style:text-properties style:font-name="Arial" fo:font-style="italic" officeooo:rsid="0021db60" officeooo:paragraph-rsid="002a4e0a" style:font-style-asian="italic" style:font-style-complex="italic"/>
    </style:style>
    <style:style style:name="P20" style:family="paragraph" style:parent-style-name="Table_20_Contents" style:list-style-name="L10">
      <style:text-properties style:font-name="Arial" fo:font-style="italic" officeooo:rsid="0021db60" officeooo:paragraph-rsid="002ae3c4" style:font-style-asian="italic" style:font-style-complex="italic"/>
    </style:style>
    <style:style style:name="P21" style:family="paragraph" style:parent-style-name="Table_20_Contents" style:list-style-name="L5">
      <style:text-properties style:font-name="Arial" fo:font-style="italic" officeooo:rsid="00233ee2" officeooo:paragraph-rsid="00233ee2" style:font-style-asian="italic" style:font-style-complex="italic"/>
    </style:style>
    <style:style style:name="P22" style:family="paragraph" style:parent-style-name="Table_20_Contents" style:list-style-name="L6">
      <style:text-properties style:font-name="Arial" fo:font-style="italic" officeooo:rsid="002504c9" officeooo:paragraph-rsid="002504c9" style:font-style-asian="italic" style:font-style-complex="italic"/>
    </style:style>
    <style:style style:name="P23" style:family="paragraph" style:parent-style-name="Table_20_Contents" style:list-style-name="L6">
      <style:text-properties style:font-name="Arial" fo:font-style="italic" officeooo:rsid="002504c9" officeooo:paragraph-rsid="002637f7" style:font-style-asian="italic" style:font-style-complex="italic"/>
    </style:style>
    <style:style style:name="P24" style:family="paragraph" style:parent-style-name="Table_20_Contents" style:list-style-name="L10">
      <style:text-properties style:font-name="Arial" fo:font-style="italic" officeooo:rsid="002504c9" officeooo:paragraph-rsid="002a4e0a" style:font-style-asian="italic" style:font-style-complex="italic"/>
    </style:style>
    <style:style style:name="P25" style:family="paragraph" style:parent-style-name="Table_20_Contents" style:list-style-name="L10">
      <style:text-properties style:font-name="Arial" fo:font-style="italic" officeooo:rsid="002504c9" officeooo:paragraph-rsid="002ae3c4" style:font-style-asian="italic" style:font-style-complex="italic"/>
    </style:style>
    <style:style style:name="P26" style:family="paragraph" style:parent-style-name="Table_20_Contents" style:list-style-name="L7">
      <style:text-properties style:font-name="Arial" fo:font-style="italic" officeooo:rsid="00299d8c" officeooo:paragraph-rsid="00299d8c" style:font-style-asian="italic" style:font-style-complex="italic"/>
    </style:style>
    <style:style style:name="P27" style:family="paragraph" style:parent-style-name="Table_20_Contents" style:list-style-name="L8">
      <style:text-properties style:font-name="Arial" fo:font-style="italic" officeooo:rsid="002a4e0a" officeooo:paragraph-rsid="002a4e0a" style:font-style-asian="italic" style:font-style-complex="italic"/>
    </style:style>
    <style:style style:name="P28" style:family="paragraph" style:parent-style-name="Table_20_Contents" style:list-style-name="L9">
      <style:text-properties style:font-name="Arial" fo:font-style="italic" officeooo:rsid="002a4e0a" officeooo:paragraph-rsid="002a4e0a" style:font-style-asian="italic" style:font-style-complex="italic"/>
    </style:style>
    <style:style style:name="P29" style:family="paragraph" style:parent-style-name="Table_20_Contents" style:list-style-name="L10">
      <style:text-properties style:font-name="Arial" fo:font-style="italic" officeooo:rsid="002a4e0a" officeooo:paragraph-rsid="002a4e0a" style:font-style-asian="italic" style:font-style-complex="italic"/>
    </style:style>
    <style:style style:name="P30" style:family="paragraph" style:parent-style-name="Table_20_Contents" style:list-style-name="L10">
      <style:text-properties style:font-name="Arial" officeooo:rsid="002a4e0a" officeooo:paragraph-rsid="002a4e0a"/>
    </style:style>
    <style:style style:name="T1" style:family="text">
      <style:text-properties officeooo:rsid="0014756d"/>
    </style:style>
    <style:style style:name="T2" style:family="text">
      <style:text-properties fo:font-weight="bold" officeooo:rsid="001af903" style:font-weight-asian="bold" style:font-weight-complex="bold"/>
    </style:style>
    <style:style style:name="T3" style:family="text">
      <style:text-properties fo:font-weight="bold" officeooo:rsid="00205cd0" style:font-weight-asian="bold" style:font-weight-complex="bold"/>
    </style:style>
    <style:style style:name="T4" style:family="text">
      <style:text-properties officeooo:rsid="0020fab9"/>
    </style:style>
    <style:style style:name="T5" style:family="text">
      <style:text-properties officeooo:rsid="0021db60"/>
    </style:style>
    <style:style style:name="T6" style:family="text">
      <style:text-properties officeooo:rsid="0025d127"/>
    </style:style>
    <style:style style:name="T7" style:family="text">
      <style:text-properties officeooo:rsid="002637f7"/>
    </style:style>
    <style:style style:name="T8" style:family="text">
      <style:text-properties officeooo:rsid="002a4e0a"/>
    </style:style>
    <style:style style:name="T9" style:family="text">
      <style:text-properties officeooo:rsid="002ae3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2">1</text:span></text:p>
          </table:table-cell>
          <table:table-cell table:style-name="Tabelle4.A1" office:value-type="string">
            <text:p text:style-name="P3">Element: <text:span text:style-name="T3">5</text:span></text:p>
          </table:table-cell>
          <table:table-cell table:style-name="Tabelle4.C1" office:value-type="string">
            <text:p text:style-name="P3">Title: <text:span text:style-name="T3">Coding session 2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4">This is a screencast of a coding session with additional slides</text:span></text:p>
            <text:p text:style-name="P3"/>
          </table:table-cell>
          <table:covered-table-cell/>
          <table:covered-table-cell/>
        </table:table-row>
      </table:tabl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7">Basic data types</text:p>
            <text:p text:style-name="P7">and their operations</text:p>
          </table:table-cell>
          <table:table-cell table:style-name="Tabelle1.C2" office:value-type="string">
            <text:list xml:id="list4272883450120601869" text:style-name="L1">
              <text:list-item>
                <text:p text:style-name="P10">Welcom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7">{Data types}</text:p>
          </table:table-cell>
          <table:table-cell table:style-name="Tabelle1.C3" office:value-type="string">
            <text:list xml:id="list8293858562895253837" text:style-name="L2">
              <text:list-item>
                <text:p text:style-name="P11">Most important types: integers, floating point numbers, strings, boolean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7">{Numbers}</text:p>
          </table:table-cell>
          <table:table-cell table:style-name="Tabelle1.C4" office:value-type="string">
            <text:list xml:id="list225623779331918425" text:style-name="L3">
              <text:list-item>
                <text:p text:style-name="P14">(Explain integers and the difference in computing between integers and floating point numbers)</text:p>
              </text:list-item>
              <text:list-item>
                <text:p text:style-name="P12">Operations: +, -, *, / (float)</text:p>
              </text:list-item>
              <text:list-item>
                <text:p text:style-name="P12">Also: exp, sqr, (sin/cos/tan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7">Example1-4.vbs</text:p>
          </table:table-cell>
          <table:table-cell table:style-name="Tabelle1.C5" office:value-type="string">
            <text:list xml:id="list8254539631683649469" text:style-name="L4">
              <text:list-item>
                <text:p text:style-name="P15"><text:span text:style-name="T5">(Create n</text:span>ew file, save as Example1-4.vbs<text:span text:style-name="T5">)</text:span></text:p>
              </text:list-item>
              <text:list-item>
                <text:p text:style-name="P16">(Write code and explain <text:span text:style-name="T6">single steps. Find details in provided vbs file</text:span>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7">{InputBox}</text:p>
          </table:table-cell>
          <table:table-cell table:style-name="Tabelle1.C6" office:value-type="string">
            <text:list xml:id="list4362302473525924623" text:style-name="L5">
              <text:list-item>
                <text:p text:style-name="P21">(Explain InputBox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7">Example1-5.vbs</text:p>
          </table:table-cell>
          <table:table-cell table:style-name="Tabelle1.C7" office:value-type="string">
            <text:list xml:id="list960388355566485557" text:style-name="L6">
              <text:list-item>
                <text:p text:style-name="P22">(Create new file, save as Example1-5.vbs)</text:p>
              </text:list-item>
              <text:list-item>
                <text:p text:style-name="P18">(Write code and explain <text:span text:style-name="T6">single steps. Find details in provided vbs file</text:span>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7</text:p>
          </table:table-cell>
          <table:table-cell table:style-name="Tabelle1.A2" office:value-type="string">
            <text:p text:style-name="P7">Example1-6.vbs</text:p>
          </table:table-cell>
          <table:table-cell table:style-name="Tabelle1.C8" office:value-type="string">
            <text:list xml:id="list105559739156306" text:continue-numbering="true" text:style-name="L6">
              <text:list-item>
                <text:p text:style-name="P23">(Create new file, save as Example1-<text:span text:style-name="T7">6</text:span>.vbs)</text:p>
              </text:list-item>
              <text:list-item>
                <text:p text:style-name="P17">(Write code and explain <text:span text:style-name="T6">single steps. Find details in provided vbs file</text:span>)</text:p>
              </text:list-item>
            </text:list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ext:soft-page-break/>
        <table:table-row table:style-name="Tabelle2.1">
          <table:table-cell table:style-name="Tabelle2.A1" office:value-type="string">
            <text:p text:style-name="P4">8</text:p>
          </table:table-cell>
          <table:table-cell table:style-name="Tabelle2.A1" office:value-type="string">
            <text:p text:style-name="P7">{Type conversion}</text:p>
          </table:table-cell>
          <table:table-cell table:style-name="Tabelle2.C1" office:value-type="string">
            <text:list xml:id="list3983924539460765145" text:style-name="L7">
              <text:list-item>
                <text:p text:style-name="P26">(Walk through code of last example, loo at types by using the TypeName() function)</text:p>
              </text:list-item>
              <text:list-item>
                <text:p text:style-name="P26">(Explain string concatenation and type conversion)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4">9</text:p>
          </table:table-cell>
          <table:table-cell table:style-name="Tabelle2.A2" office:value-type="string">
            <text:p text:style-name="P7">Example1-6.vbs</text:p>
          </table:table-cell>
          <table:table-cell table:style-name="Tabelle2.C2" office:value-type="string">
            <text:list xml:id="list4223626341614204709" text:style-name="L8">
              <text:list-item>
                <text:p text:style-name="P27">(Perform Cint type conversion on inputs)</text:p>
              </text:list-item>
              <text:list-item>
                <text:p text:style-name="P27">Look at variables using TypeName()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2">1<text:span text:style-name="T1">0</text:span></text:p>
          </table:table-cell>
          <table:table-cell table:style-name="Tabelle2.A2" office:value-type="string">
            <text:p text:style-name="P7">Example1-6.vbs</text:p>
          </table:table-cell>
          <table:table-cell table:style-name="Tabelle2.C3" office:value-type="string">
            <text:list xml:id="list5970247968501777094" text:style-name="L9">
              <text:list-item>
                <text:p text:style-name="P28">(Extend example with a division)</text:p>
              </text:list-item>
              <text:list-item>
                <text:p text:style-name="P28">(Show type of result (double))</text:p>
              </text:list-item>
              <text:list-item>
                <text:p text:style-name="P28">(Show implicit type conversion of string to int)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2">1<text:span text:style-name="T1">1</text:span></text:p>
          </table:table-cell>
          <table:table-cell table:style-name="Tabelle2.A2" office:value-type="string">
            <text:p text:style-name="P7">{Math functions}</text:p>
          </table:table-cell>
          <table:table-cell table:style-name="Tabelle2.C4" office:value-type="string">
            <text:list xml:id="list4354242358219912243" text:style-name="L10">
              <text:list-item>
                <text:p text:style-name="P29">(Show Mathematical functions like Exp, Sqr, Sin, Cos, Tan)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2">1<text:span text:style-name="T1">2</text:span></text:p>
          </table:table-cell>
          <table:table-cell table:style-name="Tabelle2.A2" office:value-type="string">
            <text:p text:style-name="P7">Example1-7.vbs</text:p>
          </table:table-cell>
          <table:table-cell table:style-name="Tabelle2.C7" office:value-type="string">
            <text:list xml:id="list105559755182285" text:continue-numbering="true" text:style-name="L10">
              <text:list-item>
                <text:p text:style-name="P24">(Create new file, save as Example1-<text:span text:style-name="T8">7</text:span>.vbs)</text:p>
              </text:list-item>
              <text:list-item>
                <text:p text:style-name="P19">(Write code and explain <text:span text:style-name="T6">single steps. Find details in provided vbs file</text:span>)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6">13</text:p>
          </table:table-cell>
          <table:table-cell table:style-name="Tabelle2.A2" office:value-type="string">
            <text:p text:style-name="P7">{Strings}</text:p>
          </table:table-cell>
          <table:table-cell table:style-name="Tabelle2.C7" office:value-type="string">
            <text:list xml:id="list105559755177274" text:continue-numbering="true" text:style-name="L10">
              <text:list-item>
                <text:p text:style-name="P30">The string data type represents text. String values are enclosed in double quotes, like “A text”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6">14</text:p>
          </table:table-cell>
          <table:table-cell table:style-name="Tabelle2.A2" office:value-type="string">
            <text:p text:style-name="P7">Example1-8.vbs</text:p>
          </table:table-cell>
          <table:table-cell table:style-name="Tabelle2.C7" office:value-type="string">
            <text:list xml:id="list105559771164102" text:continue-numbering="true" text:style-name="L10">
              <text:list-item>
                <text:p text:style-name="P25">(Create new file, save as Example1-<text:span text:style-name="T9">8</text:span>.vbs)</text:p>
              </text:list-item>
              <text:list-item>
                <text:p text:style-name="P20">(Write code and explain <text:span text:style-name="T6">single steps. Find details in provided vbs file</text:span>)</text:p>
              </text:list-item>
            </text:list>
          </table:table-cell>
        </table:table-row>
        <table:table-row table:style-name="Tabelle2.8">
          <table:table-cell table:style-name="Tabelle2.A2" office:value-type="string">
            <text:p text:style-name="P6">15</text:p>
          </table:table-cell>
          <table:table-cell table:style-name="Tabelle2.A2" office:value-type="string">
            <text:p text:style-name="P7">{Boolean}</text:p>
          </table:table-cell>
          <table:table-cell table:style-name="Tabelle2.C8" office:value-type="string">
            <text:list xml:id="list105559771158876" text:continue-numbering="true" text:style-name="L10">
              <text:list-item>
                <text:p text:style-name="P13">We look at the data type Boolean in the next module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52M27S</meta:editing-duration>
    <meta:editing-cycles>18</meta:editing-cycles>
    <meta:generator>LibreOffice/4.1.3.2$Windows_x86 LibreOffice_project/70feb7d99726f064edab4605a8ab840c50ec57a</meta:generator>
    <dc:date>2015-07-27T10:55:59.641000000</dc:date>
    <meta:document-statistic meta:table-count="3" meta:image-count="0" meta:object-count="0" meta:page-count="2" meta:paragraph-count="63" meta:word-count="296" meta:character-count="1731" meta:non-whitespace-character-count="1524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